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P2" style:family="paragraph" style:parent-style-name="Text_20_body">
      <style:text-properties style:font-name="Liberation Sans1" fo:font-size="10pt" style:font-size-asian="10pt" style:font-size-complex="10pt"/>
    </style:style>
    <style:style style:name="P3" style:family="paragraph" style:parent-style-name="Text_20_body">
      <style:text-properties style:font-name="Liberation Sans1" fo:font-size="10pt" officeooo:paragraph-rsid="00086e7e" style:font-size-asian="10pt" style:font-size-complex="10pt"/>
    </style:style>
    <style:style style:name="P4" style:family="paragraph" style:parent-style-name="Text_20_body">
      <style:text-properties style:font-name="Liberation Sans1" fo:font-size="10pt" officeooo:paragraph-rsid="00089a44" style:font-size-asian="10pt" style:font-size-complex="10pt"/>
    </style:style>
    <style:style style:name="P5" style:family="paragraph" style:parent-style-name="Text_20_body">
      <style:text-properties style:font-name="Liberation Sans1" fo:font-size="10pt" officeooo:rsid="000ffeba" officeooo:paragraph-rsid="000ffeba" style:font-size-asian="10pt" style:font-size-complex="10pt"/>
    </style:style>
    <style:style style:name="P6" style:family="paragraph" style:parent-style-name="Text_20_body">
      <style:text-properties style:font-name="Liberation Sans1" fo:font-size="10pt" officeooo:rsid="000ffeba" officeooo:paragraph-rsid="0010bec7" style:font-size-asian="10pt" style:font-size-complex="10pt"/>
    </style:style>
    <style:style style:name="P7" style:family="paragraph" style:parent-style-name="Text_20_body">
      <style:text-properties style:font-name="Liberation Sans1" fo:font-size="10pt" officeooo:paragraph-rsid="000a147d" style:font-size-asian="10pt" style:font-size-complex="10pt"/>
    </style:style>
    <style:style style:name="P8" style:family="paragraph" style:parent-style-name="Text_20_body">
      <style:text-properties style:font-name="Liberation Sans1" fo:font-size="10pt" officeooo:paragraph-rsid="000d8833" style:font-size-asian="10pt" style:font-size-complex="10pt"/>
    </style:style>
    <style:style style:name="P9" style:family="paragraph" style:parent-style-name="Text_20_body">
      <style:text-properties style:font-name="Liberation Sans1" fo:font-size="10pt" officeooo:paragraph-rsid="000f566f" style:font-size-asian="10pt" style:font-size-complex="10pt"/>
    </style:style>
    <style:style style:name="P10" style:family="paragraph" style:parent-style-name="Text_20_body">
      <style:text-properties style:font-name="Liberation Sans1" fo:font-size="10pt" officeooo:rsid="00086e7e" officeooo:paragraph-rsid="00086e7e" style:font-size-asian="10pt" style:font-size-complex="10pt"/>
    </style:style>
    <style:style style:name="P11" style:family="paragraph" style:parent-style-name="Text_20_body">
      <style:text-properties style:font-name="Liberation Sans1" fo:font-size="10pt" officeooo:rsid="00086e7e" officeooo:paragraph-rsid="00121ec9" style:font-size-asian="10pt" style:font-size-complex="10pt"/>
    </style:style>
    <style:style style:name="P12" style:family="paragraph" style:parent-style-name="Text_20_body">
      <style:text-properties style:font-name="Liberation Sans1" fo:font-size="10pt" officeooo:rsid="00086e7e" officeooo:paragraph-rsid="000a147d" style:font-size-asian="10pt" style:font-size-complex="10pt"/>
    </style:style>
    <style:style style:name="P13" style:family="paragraph" style:parent-style-name="Text_20_body">
      <style:text-properties style:font-name="Liberation Sans1" fo:font-size="10pt" officeooo:rsid="000c65b2" officeooo:paragraph-rsid="000c65b2" style:font-size-asian="10pt" style:font-size-complex="10pt"/>
    </style:style>
    <style:style style:name="P14" style:family="paragraph" style:parent-style-name="Text_20_body">
      <style:text-properties style:font-name="Liberation Sans1" fo:font-size="10pt" officeooo:rsid="0013acd9" officeooo:paragraph-rsid="0013acd9" style:font-size-asian="10pt" style:font-size-complex="10pt"/>
    </style:style>
    <style:style style:name="P15" style:family="paragraph" style:parent-style-name="Text_20_body">
      <style:text-properties style:font-name="Liberation Sans1" fo:font-size="10pt" officeooo:paragraph-rsid="0013c8a5" style:font-size-asian="10pt" style:font-size-complex="10pt"/>
    </style:style>
    <style:style style:name="P16" style:family="paragraph" style:parent-style-name="Text_20_body">
      <style:text-properties style:font-name="Liberation Sans1" fo:font-size="10pt" officeooo:paragraph-rsid="00146a8b" style:font-size-asian="10pt" style:font-size-complex="10pt"/>
    </style:style>
    <style:style style:name="P17" style:family="paragraph" style:parent-style-name="Text_20_body">
      <style:text-properties style:font-name="Liberation Sans1" fo:font-size="10pt" officeooo:paragraph-rsid="00150ede" style:font-size-asian="10pt" style:font-size-complex="10pt"/>
    </style:style>
    <style:style style:name="P18" style:family="paragraph" style:parent-style-name="Text_20_body">
      <style:text-properties style:font-name="Liberation Sans1" fo:font-size="10pt" fo:font-weight="bold" officeooo:rsid="00086e7e" officeooo:paragraph-rsid="00086e7e" style:font-size-asian="10pt" style:font-weight-asian="bold" style:font-size-complex="10pt" style:font-weight-complex="bold"/>
    </style:style>
    <style:style style:name="P19" style:family="paragraph" style:parent-style-name="Text_20_body">
      <style:text-properties style:font-name="Liberation Sans1" fo:font-size="10pt" fo:font-weight="normal" officeooo:rsid="00089a44" officeooo:paragraph-rsid="00089a44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font-weight="bold" officeooo:rsid="00086e7e" officeooo:paragraph-rsid="00086e7e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iberation Sans1" fo:font-size="10pt" fo:font-weight="bold" officeooo:rsid="00086e7e" officeooo:paragraph-rsid="000a147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iberation Sans1" fo:font-size="10pt" officeooo:paragraph-rsid="000a147d" style:font-size-asian="10pt" style:font-size-complex="10pt"/>
    </style:style>
    <style:style style:name="P23" style:family="paragraph" style:parent-style-name="Text_20_body" style:list-style-name="L1">
      <style:text-properties style:font-name="Liberation Sans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4" style:family="paragraph" style:parent-style-name="Text_20_body" style:list-style-name="L1">
      <style:text-properties style:font-name="Liberation Sans1" fo:font-size="11pt" style:text-underline-style="solid" style:text-underline-width="auto" style:text-underline-color="font-color" fo:font-weight="bold" officeooo:paragraph-rsid="000ffeba" style:font-size-asian="11pt" style:font-weight-asian="bold" style:font-size-complex="11pt" style:font-weight-complex="bold"/>
    </style:style>
    <style:style style:name="P25" style:family="paragraph" style:parent-style-name="Text_20_body" style:list-style-name="L1">
      <style:text-properties style:font-name="Liberation Sans1" fo:font-size="11pt" style:font-size-asian="11pt" style:font-size-complex="11pt"/>
    </style:style>
    <style:style style:name="P26" style:family="paragraph" style:parent-style-name="Text_20_body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text-properties style:font-name="Liberation Sans1" fo:font-size="10pt" fo:font-weight="normal" officeooo:rsid="000a147d" officeooo:paragraph-rsid="000a147d" style:font-size-asian="10pt" style:font-weight-asian="normal" style:font-size-complex="10pt" style:font-weight-complex="normal"/>
    </style:style>
    <style:style style:name="P28" style:family="paragraph" style:parent-style-name="Text_20_body" style:list-style-name="L1">
      <style:text-properties style:font-name="Liberation Sans1" fo:font-size="10pt" fo:font-weight="bold" officeooo:rsid="000b2cad" officeooo:paragraph-rsid="000c65b2" style:font-size-asian="10pt" style:font-weight-asian="bold" style:font-size-complex="10pt" style:font-weight-complex="bold"/>
    </style:style>
    <style:style style:name="P29" style:family="paragraph" style:parent-style-name="Text_20_body" style:list-style-name="L1">
      <style:text-properties style:font-name="Liberation Sans1" fo:font-size="10pt" fo:font-weight="bold" officeooo:rsid="000b2cad" officeooo:paragraph-rsid="000d8833" style:font-size-asian="10pt" style:font-weight-asian="bold" style:font-size-complex="10pt" style:font-weight-complex="bold"/>
    </style:style>
    <style:style style:name="P30" style:family="paragraph" style:parent-style-name="Text_20_body" style:list-style-name="L1">
      <style:text-properties style:font-name="Liberation Sans1" fo:font-size="10pt" fo:font-weight="bold" officeooo:rsid="000b2cad" officeooo:paragraph-rsid="000f566f" style:font-size-asian="10pt" style:font-weight-asian="bold" style:font-size-complex="10pt" style:font-weight-complex="bold"/>
    </style:style>
    <style:style style:name="P31" style:family="paragraph" style:parent-style-name="Text_20_body" style:list-style-name="L1">
      <style:text-properties style:font-name="Liberation Sans1" fo:font-size="10pt" officeooo:rsid="000d8833" officeooo:paragraph-rsid="000c65b2" style:font-size-asian="10pt" style:font-size-complex="10pt"/>
    </style:style>
    <style:style style:name="P32" style:family="paragraph" style:parent-style-name="Text_20_body" style:list-style-name="L1">
      <style:text-properties style:font-name="Liberation Sans1" fo:font-size="10pt" officeooo:rsid="000c65b2" officeooo:paragraph-rsid="000c65b2" style:font-size-asian="10pt" style:font-size-complex="10pt"/>
    </style:style>
    <style:style style:name="P33" style:family="paragraph" style:parent-style-name="Text_20_body" style:list-style-name="L1">
      <style:text-properties style:font-name="Liberation Sans1" fo:font-size="10pt" style:font-size-asian="10pt" style:font-size-complex="10pt"/>
    </style:style>
    <style:style style:name="P34" style:family="paragraph" style:parent-style-name="Text_20_body" style:list-style-name="L1">
      <style:text-properties style:font-name="Liberation Sans1" fo:font-size="10pt" officeooo:paragraph-rsid="000d8833" style:font-size-asian="10pt" style:font-size-complex="10pt"/>
    </style:style>
    <style:style style:name="P35" style:family="paragraph" style:parent-style-name="Text_20_body" style:list-style-name="L1">
      <style:text-properties style:font-name="Liberation Sans1" fo:font-size="10pt" officeooo:paragraph-rsid="000f566f" style:font-size-asian="10pt" style:font-size-complex="10pt"/>
    </style:style>
    <style:style style:name="P36" style:family="paragraph" style:parent-style-name="Text_20_body" style:list-style-name="L1">
      <style:text-properties style:font-name="Liberation Sans1" fo:font-size="10pt" officeooo:paragraph-rsid="0010bec7" style:font-size-asian="10pt" style:font-size-complex="10pt"/>
    </style:style>
    <style:style style:name="P37" style:family="paragraph" style:parent-style-name="Text_20_body" style:list-style-name="L1">
      <style:text-properties style:font-name="Liberation Sans1" fo:font-size="10pt" officeooo:rsid="000ffeba" officeooo:paragraph-rsid="000ffeba" style:font-size-asian="10pt" style:font-size-complex="10pt"/>
    </style:style>
    <style:style style:name="P38" style:family="paragraph" style:parent-style-name="Text_20_body" style:list-style-name="L1">
      <style:text-properties style:font-name="Liberation Sans1" fo:font-size="10pt" officeooo:rsid="0010bec7" officeooo:paragraph-rsid="0010bec7" style:font-size-asian="10pt" style:font-size-complex="10pt"/>
    </style:style>
    <style:style style:name="P39" style:family="paragraph" style:parent-style-name="Text_20_body" style:list-style-name="L1">
      <style:text-properties style:font-name="Liberation Sans1" fo:font-size="10pt" officeooo:rsid="0013acd9" officeooo:paragraph-rsid="0013acd9" style:font-size-asian="10pt" style:font-size-complex="10pt"/>
    </style:style>
    <style:style style:name="P40" style:family="paragraph" style:parent-style-name="Text_20_body">
      <style:text-properties style:font-name="Liberation Sans1" fo:font-size="10pt" officeooo:rsid="00150ede" style:font-size-asian="10pt" style:font-size-complex="10pt"/>
    </style:style>
    <style:style style:name="P41" style:family="paragraph" style:parent-style-name="Text_20_body">
      <style:text-properties style:font-name="Liberation Sans1" fo:font-size="10pt" officeooo:rsid="00150ede" officeooo:paragraph-rsid="00150ede" style:font-size-asian="10pt" style:font-size-complex="10pt"/>
    </style:style>
    <style:style style:name="P42" style:family="paragraph" style:parent-style-name="Text_20_body">
      <style:text-properties style:font-name="Liberation Sans1" fo:font-size="10pt" officeooo:rsid="00164521" style:font-size-asian="10pt" style:font-size-complex="10pt"/>
    </style:style>
    <style:style style:name="P43" style:family="paragraph" style:parent-style-name="Text_20_body" style:list-style-name="L1">
      <style:text-properties style:font-name="Liberation San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4" style:family="paragraph" style:parent-style-name="Text_20_body" style:list-style-name="L1">
      <style:text-properties style:font-name="Liberation Sans1" fo:font-size="10.5pt" style:font-size-asian="10.5pt" style:font-size-complex="10.5pt"/>
    </style:style>
    <style:style style:name="P45" style:family="paragraph" style:parent-style-name="Text_20_body">
      <style:text-properties fo:font-variant="normal" fo:text-transform="none" fo:color="#000000" style:font-name="Liberation Sans1" fo:font-size="10pt" fo:letter-spacing="normal" fo:font-style="normal" fo:font-weight="normal" officeooo:rsid="00164521" style:font-size-asian="10pt" style:font-size-complex="10pt"/>
    </style:style>
    <style:style style:name="P46" style:family="paragraph" style:parent-style-name="Text_20_body">
      <style:text-properties fo:font-variant="normal" fo:text-transform="none" fo:color="#000000" style:font-name="Liberation Sans1" fo:font-size="10pt" fo:letter-spacing="normal" fo:font-style="normal" fo:font-weight="normal" officeooo:rsid="00164521" officeooo:paragraph-rsid="001a2c0a" style:font-size-asian="10pt" style:font-size-complex="10pt"/>
    </style:style>
    <style:style style:name="P47" style:family="paragraph" style:parent-style-name="Text_20_body">
      <style:paragraph-properties fo:break-before="page"/>
      <style:text-properties style:font-name="Liberation Sans1" fo:font-size="10pt" officeooo:rsid="00164521" style:font-size-asian="10pt" style:font-size-complex="10pt"/>
    </style:style>
    <style:style style:name="P48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P49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P50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752a9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style:text-underline-style="none"/>
    </style:style>
    <style:style style:name="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 officeooo:rsid="00164521" style:font-size-asian="10pt" style:font-size-complex="10pt"/>
    </style:style>
    <style:style style:name="T4" style:family="text">
      <style:text-properties fo:font-variant="normal" fo:text-transform="none" fo:color="#000000" style:font-name="Liberation Sans1" fo:font-size="10pt" fo:letter-spacing="normal" fo:font-style="normal" fo:font-weight="normal" officeooo:rsid="00171cd2" style:font-size-asian="10pt" style:font-size-complex="10pt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0pt" officeooo:rsid="000752a9" style:font-size-asian="10pt" style:font-size-complex="10pt"/>
    </style:style>
    <style:style style:name="T7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8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9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6e7e" style:font-weight-asian="bold" style:font-weight-complex="bold"/>
    </style:style>
    <style:style style:name="T12" style:family="text">
      <style:text-properties fo:font-weight="bold" officeooo:rsid="000a147d" style:font-weight-asian="bold" style:font-weight-complex="bold"/>
    </style:style>
    <style:style style:name="T13" style:family="text">
      <style:text-properties fo:font-weight="bold" officeooo:rsid="000c65b2" style:font-weight-asian="bold" style:font-weight-complex="bold"/>
    </style:style>
    <style:style style:name="T14" style:family="text">
      <style:text-properties fo:font-weight="bold" officeooo:rsid="0010bec7" style:font-weight-asian="bold" style:font-weight-complex="bold"/>
    </style:style>
    <style:style style:name="T15" style:family="text">
      <style:text-properties fo:font-weight="bold" officeooo:rsid="00121ec9" style:font-weight-asian="bold" style:font-weight-complex="bold"/>
    </style:style>
    <style:style style:name="T16" style:family="text">
      <style:text-properties fo:font-weight="bold" officeooo:rsid="0013c8a5" style:font-weight-asian="bold" style:font-weight-complex="bold"/>
    </style:style>
    <style:style style:name="T17" style:family="text">
      <style:text-properties fo:font-weight="bold" officeooo:rsid="00146a8b" style:font-weight-asian="bold" style:font-weight-complex="bold"/>
    </style:style>
    <style:style style:name="T18" style:family="text">
      <style:text-properties fo:font-weight="bold" officeooo:rsid="001a2c0a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89a44" style:font-weight-asian="normal" style:font-weight-complex="normal"/>
    </style:style>
    <style:style style:name="T21" style:family="text">
      <style:text-properties fo:font-weight="normal" officeooo:rsid="000a147d" style:font-weight-asian="normal" style:font-weight-complex="normal"/>
    </style:style>
    <style:style style:name="T22" style:family="text">
      <style:text-properties fo:font-weight="normal" officeooo:rsid="000c65b2" style:font-weight-asian="normal" style:font-weight-complex="normal"/>
    </style:style>
    <style:style style:name="T23" style:family="text">
      <style:text-properties officeooo:rsid="000c65b2"/>
    </style:style>
    <style:style style:name="T2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officeooo:rsid="000d8833"/>
    </style:style>
    <style:style style:name="T26" style:family="text">
      <style:text-properties style:font-name="Liberation Sans1"/>
    </style:style>
    <style:style style:name="T27" style:family="text">
      <style:text-properties style:font-name="Liberation Sans1" fo:font-size="10pt" style:font-size-asian="10pt" style:font-size-complex="10pt"/>
    </style:style>
    <style:style style:name="T28" style:family="text">
      <style:text-properties style:font-name="Liberation Sans1" fo:font-size="10pt" officeooo:rsid="0013c8a5" style:font-size-asian="10pt" style:font-size-complex="10pt"/>
    </style:style>
    <style:style style:name="T29" style:family="text">
      <style:text-properties style:font-name="Liberation Sans1" fo:font-size="10pt" officeooo:rsid="00146a8b" style:font-size-asian="10pt" style:font-size-complex="10pt"/>
    </style:style>
    <style:style style:name="T30" style:family="text">
      <style:text-properties style:font-name="Liberation Sans1" fo:font-size="10pt" officeooo:rsid="00150ede" style:font-size-asian="10pt" style:font-size-complex="10pt"/>
    </style:style>
    <style:style style:name="T31" style:family="text">
      <style:text-properties style:font-name="Liberation Sans1" fo:font-size="10pt" officeooo:rsid="00164521" style:font-size-asian="10pt" style:font-size-complex="10pt"/>
    </style:style>
    <style:style style:name="T32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Liberation Sans1" fo:font-weight="bold" style:font-weight-asian="bold" style:font-weight-complex="bold"/>
    </style:style>
    <style:style style:name="T34" style:family="text">
      <style:text-properties style:font-name="Liberation Sans1" fo:font-weight="bold" officeooo:rsid="00086e7e" style:font-weight-asian="bold" style:font-weight-complex="bold"/>
    </style:style>
    <style:style style:name="T35" style:family="text">
      <style:text-properties style:font-name="Liberation Sans1" officeooo:rsid="00086e7e"/>
    </style:style>
    <style:style style:name="T36" style:family="text">
      <style:text-properties style:font-name="Liberation Sans1" fo:font-weight="normal" officeooo:rsid="00089a44" style:font-weight-asian="normal" style:font-weight-complex="normal"/>
    </style:style>
    <style:style style:name="T37" style:family="text">
      <style:text-properties style:font-name="Liberation Sans1" fo:font-weight="normal" officeooo:rsid="000a147d" style:font-weight-asian="normal" style:font-weight-complex="normal"/>
    </style:style>
    <style:style style:name="T38" style:family="text">
      <style:text-properties officeooo:rsid="000f566f"/>
    </style:style>
    <style:style style:name="T39" style:family="text">
      <style:text-properties officeooo:rsid="000fb005"/>
    </style:style>
    <style:style style:name="T40" style:family="text">
      <style:text-properties officeooo:rsid="000ffeba"/>
    </style:style>
    <style:style style:name="T41" style:family="text">
      <style:text-properties officeooo:rsid="0010bec7"/>
    </style:style>
    <style:style style:name="T42" style:family="text">
      <style:text-properties officeooo:rsid="00121ec9"/>
    </style:style>
    <style:style style:name="T43" style:family="text">
      <style:text-properties officeooo:rsid="0013c8a5"/>
    </style:style>
    <style:style style:name="T44" style:family="text">
      <style:text-properties officeooo:rsid="00146a8b"/>
    </style:style>
    <style:style style:name="T45" style:family="text">
      <style:text-properties officeooo:rsid="00150ede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officeooo:rsid="001a2c0a"/>
    </style:style>
    <text:list-style style:name="L1">
      <text:list-level-style-number text:level="1" text:style-name="Numbering_20_Symbols" style:num-suffix="." style:num-format="1">
        <style:list-level-properties text:space-before="0.72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ctividade 1. Investigo as empresas</text:p>
      <text:p text:style-name="P2"><text:span text:style-name="T46">Elabora un informe con exemplos reais de</text:span>:</text:p>
      <text:list xml:id="list6906739302146035450" text:style-name="L1">
        <text:list-item>
          <text:p text:style-name="P23">Unha empresa de cada un dos sectores económicos clasificándoa segundo a actividade económica que realiza (Inclúe o nome da empresa, a actividade á que se dedica e, se che parece oportuno e ten web, a URL).</text:p>
        </text:list-item>
      </text:list>
      <text:p text:style-name="P18"><text:tab/>- SECTOR PRIMARIO -</text:p>
      <text:p text:style-name="P10"><text:tab/><text:span text:style-name="T10">Empresa: </text:span>Amegrove S.Coop.</text:p>
      <text:p text:style-name="P11"><text:tab/><text:span text:style-name="T10">Clasificación seg</text:span><text:span text:style-name="T15">undo </text:span><text:span text:style-name="T10"><text:s/>actividade: </text:span>Empresa de produción de bens. Extractiva</text:p>
      <text:p text:style-name="P10"><text:tab/><text:span text:style-name="T10">Actividade á que se dedica: </text:span>Acuicultura. Amegrove S.Coop. É unha cooperativa fundada en 1977, <text:tab/>formada por uns 400 asociados e uns 100 barcos que aportan 335 bateas nas que crían 22.000 <text:tab/>toneladas de mexilón ao ano abastecendo ao mercado nacional e internacional.</text:p>
      <text:p text:style-name="P3"><text:span text:style-name="T26"><text:tab/></text:span><text:span text:style-name="T34">Web: </text:span><text:a xlink:type="simple" xlink:href="http://amegrove.es/" text:style-name="Internet_20_link" text:visited-style-name="Visited_20_Internet_20_Link"><text:span text:style-name="T35">http://amegrove.es</text:span></text:a></text:p>
      <text:p text:style-name="P3"/>
      <text:p text:style-name="P20"><text:tab/>- SECTOR SECUNDARIO - </text:p>
      <text:p text:style-name="P20"/>
      <text:p text:style-name="P10"><text:tab/><text:span text:style-name="T10">Empresa: </text:span><text:span text:style-name="T20">Grupo Calvo S.A.</text:span></text:p>
      <text:p text:style-name="P12"><text:tab/><text:span text:style-name="T10">Clasificación según actividade: </text:span><text:span text:style-name="T19">Empresa de produción de bens. </text:span><text:span text:style-name="T20">Manufacture</text:span><text:span text:style-name="T22">i</text:span><text:span text:style-name="T20">ra.</text:span></text:p>
      <text:p text:style-name="P10"><text:tab/><text:span text:style-name="T10">Actividade á que se dedica: </text:span><text:span text:style-name="T20">Industria da alimentación. O Grupo Calvo S.A. selecciona e <text:tab/>transforma as materias primas que obtén dos seus provedores que realizan o cultivo e a<text:tab/>extracción, como por exemplo Amegrove S.Coop, en produtos en conserva listos para a súa <text:tab/>distribución e </text:span><text:span text:style-name="T21">venda ao consumidor.</text:span></text:p>
      <text:p text:style-name="P4"><text:span text:style-name="T26"><text:tab/></text:span><text:span text:style-name="T34">Web: </text:span><text:a xlink:type="simple" xlink:href="http://calvo.es/inicio/la-empresa/" text:style-name="Internet_20_link" text:visited-style-name="Visited_20_Internet_20_Link"><text:span text:style-name="T36">http://calvo.es/inicio/la-empresa/</text:span></text:a></text:p>
      <text:p text:style-name="P19"/>
      <text:p text:style-name="P22"><text:span text:style-name="T11"><text:tab/>- SECTOR </text:span><text:span text:style-name="T12">TERCIARIO </text:span><text:span text:style-name="T11">-</text:span></text:p>
      <text:p text:style-name="P21"/>
      <text:p text:style-name="P12"><text:tab/><text:span text:style-name="T10">Empresa: </text:span><text:span text:style-name="T20"><text:s/></text:span><text:span text:style-name="T21">Gadisa</text:span></text:p>
      <text:p text:style-name="P12"><text:tab/><text:span text:style-name="T10">Clasificación seg</text:span><text:span text:style-name="T13">u</text:span><text:span text:style-name="T10">n</text:span><text:span text:style-name="T13">do</text:span><text:span text:style-name="T10"> actividade: </text:span><text:span text:style-name="T19">Empresa de </text:span><text:span text:style-name="T21">servi</text:span><text:span text:style-name="T22">z</text:span><text:span text:style-name="T21">os.</text:span><text:span text:style-name="T19"> </text:span><text:span text:style-name="T21">Distribución e comercial.</text:span></text:p>
      <text:p text:style-name="P12"><text:tab/><text:span text:style-name="T10">Actividade á que se dedica: </text:span><text:span text:style-name="T21">Distribución ao por maior e en supermercados. </text:span><text:span text:style-name="T22">Ten</text:span><text:span text:style-name="T21"> varias liñas de <text:tab/>negocio para facer chegar ao consumidor produtos frescos e envasados.</text:span></text:p>
      <text:p text:style-name="P7"><text:span text:style-name="T36"><text:tab/></text:span><text:span text:style-name="T34">Web: </text:span><text:a xlink:type="simple" xlink:href="http://www.gadisa.es/empresa.php" text:style-name="Internet_20_link" text:visited-style-name="Visited_20_Internet_20_Link"><text:span text:style-name="T37">http://www.gadisa.es/empresa.php</text:span></text:a></text:p>
      <text:p text:style-name="P27"/>
      <text:p text:style-name="P27"/>
      <text:p text:style-name="P27"/>
      <text:p text:style-name="P27"/>
      <text:p text:style-name="P27"/>
      <text:list xml:id="list231838236597033" text:continue-numbering="true" text:style-name="L1">
        <text:list-item>
          <text:p text:style-name="P24"><text:soft-page-break/>Un exemplo de empresa local, rexional, nacional e multinacional e indica o ámbito territorial no que desenvolven a súa actividade.</text:p>
          <text:p text:style-name="P28">Empresa Local: <text:s/></text:p>
          <text:list>
            <text:list-header>
              <text:p text:style-name="P31">· Nome: Autoescola Avanti S.L.</text:p>
              <text:p text:style-name="P32"><text:span text:style-name="T25">· </text:span>Descrición: Empresa de servizos persoais / profesionais adicada á formación vial.</text:p>
            </text:list-header>
          </text:list>
        </text:list-item>
      </text:list>
      <text:p text:style-name="P13"><text:tab/><text:tab/><text:span text:style-name="T25">· </text:span>Ámbito Territorial: Concello de Ogrove.</text:p>
      <text:list xml:id="list231839363863776" text:continue-numbering="true" text:style-name="L1">
        <text:list-header>
          <text:p text:style-name="P28">Empresa <text:span text:style-name="T23">Rexional</text:span>: <text:s/></text:p>
          <text:list text:continue-numbering="true">
            <text:list-header>
              <text:p text:style-name="P33"><text:span text:style-name="T25">· </text:span>Nome: R Cable y Telecomunicaciones Galicia, S.A.</text:p>
              <text:p text:style-name="P33"><text:span text:style-name="T25">· </text:span>Descrición: Empresa de servizos de distribución de comunicacións que ten unha rede própria de telecomunicacións de fibra óptica (con solucións FTTC e FTTB) coa que chega a 935.000 fogares e empresas de máis de 100 poboacións galegas.</text:p>
            </text:list-header>
          </text:list>
        </text:list-header>
      </text:list>
      <text:p text:style-name="P2"><text:tab/><text:tab/><text:span text:style-name="T25">· </text:span>Ámbito Territorial: Galiza.</text:p>
      <text:list xml:id="list231838793327745" text:continue-numbering="true" text:style-name="L1">
        <text:list-header>
          <text:p text:style-name="P29">Empresa <text:span text:style-name="T25">Nacional</text:span>: <text:s/></text:p>
          <text:list text:continue-numbering="true">
            <text:list-header>
              <text:p text:style-name="P33">· Nome: Red Eléctrica de España <text:span text:style-name="T38">S.A. (</text:span>REE<text:span text:style-name="T38">)</text:span></text:p>
              <text:p text:style-name="P34"><text:span text:style-name="T25">· </text:span>Descrición: Empresa de servizos de distribución <text:span text:style-name="T38">que actúa como operador do sistema eléctrico no mercado eléctrico español. A súa misión é asegurar o correcto funcionamento do sistema de subministro eléctrico e garantir en todo o seu momento a continuidade e a seguridade do mesmo.</text:span></text:p>
            </text:list-header>
          </text:list>
        </text:list-header>
      </text:list>
      <text:p text:style-name="P8"><text:tab/><text:tab/><text:span text:style-name="T25">· </text:span>Ámbito Territorial: <text:span text:style-name="T38">Estado Español.</text:span></text:p>
      <text:list xml:id="list231837880113470" text:continue-numbering="true" text:style-name="L1">
        <text:list-header>
          <text:p text:style-name="P30">Empresa <text:span text:style-name="T38">Multinacional</text:span>: <text:s/></text:p>
          <text:list text:continue-numbering="true">
            <text:list-header>
              <text:p text:style-name="P35">· Nome: <text:span text:style-name="T38">Inditex S.A.</text:span></text:p>
              <text:p text:style-name="P35"><text:span text:style-name="T25">· </text:span>Descrición: Empresa <text:span text:style-name="T38">manufactureira e de </text:span>servizos de distribución <text:span text:style-name="T38">textil</text:span> <text:s/><text:span text:style-name="T38">encargada do proceso de fabricación e comercialización de textil presente en 93 mercados internacionais e con máis de 150.000 empregados.</text:span></text:p>
            </text:list-header>
          </text:list>
        </text:list-header>
      </text:list>
      <text:p text:style-name="P9"><text:tab/><text:tab/><text:span text:style-name="T25">· </text:span>Ámbito Territorial: <text:span text:style-name="T39">Worlwide.</text:span></text:p>
      <text:list xml:id="list231839088515684" text:continue-numbering="true" text:style-name="L1">
        <text:list-item>
          <text:p text:style-name="P25"><text:span text:style-name="T24">Unha franquía relacionada co ámbito das aplicacións web e da informática</text:span>.</text:p>
          <text:list>
            <text:list-header>
              <text:p text:style-name="P37"><text:span text:style-name="T10">· Nome: </text:span>App Informática</text:p>
              <text:p text:style-name="P37"><text:span text:style-name="T10">· Descrición: </text:span><text:s/>Empresa de servizos de distribución de productos electrónicos relacionados coa informática que opera baixo a forma de franquías.</text:p>
              <text:p text:style-name="P37"><text:span text:style-name="T10">· Ámbito Territorial: </text:span>Estado Español.</text:p>
              <text:p text:style-name="P37"><text:span text:style-name="T33">· Web: </text:span><text:a xlink:type="simple" xlink:href="http://marketingindustrial.info/" text:style-name="Internet_20_link" text:visited-style-name="Visited_20_Internet_20_Link"><text:span text:style-name="T26">http://marketingindustrial.info</text:span></text:a><text:span text:style-name="T26"> / </text:span><text:a xlink:type="simple" xlink:href="https://www.appinformatica.com/" text:style-name="Internet_20_link" text:visited-style-name="Visited_20_Internet_20_Link"><text:span text:style-name="T26">https://www.appinformatica.com</text:span></text:a></text:p>
            </text:list-header>
          </text:list>
        </text:list-item>
      </text:list>
      <text:p text:style-name="P5"/>
      <text:p text:style-name="P5"/>
      <text:p text:style-name="P5"/>
      <text:list xml:id="list231839317433705" text:continue-numbering="true" text:style-name="L1">
        <text:list-item>
          <text:p text:style-name="P24"><text:soft-page-break/>Investiga cal é o viveiro de empresas máis próximo á túa localidade, indica o organismo ao que pertence e o enderezo.</text:p>
          <text:list>
            <text:list-header>
              <text:p text:style-name="P37"><text:span text:style-name="T14">· Nome</text:span><text:span text:style-name="T41">: </text:span>O viveiro de empresas mais próximo á miña localidade (Ogrove,PO) tal vez sexa o da Cámara de Comercio, Industria e Navegación de <text:span text:style-name="T41">Pontevedra, Vigo e Vilagarcía de Arousa.</text:span></text:p>
              <text:p text:style-name="P38"><text:span text:style-name="T10">· Organismo promotor: </text:span><text:span text:style-name="T40">Cámara de Comercio, Industria e Navegación de </text:span>Pontevedra, Vigo e Vilagarcía de Arousa.</text:p>
              <text:p text:style-name="P38"><text:span text:style-name="T10">· Áreas: </text:span>Calquera actividade empresarial.</text:p>
              <text:p text:style-name="P36"><text:span text:style-name="T10">· Ofrece:</text:span> Dispón de 19 despachos amoblados e con conexión informática e terminal telefónica e unha sala de xuntas.</text:p>
              <text:p text:style-name="P36"><text:span text:style-name="T41">A</text:span>demais dun espazo para traballar, o Viveiro de Empresas ofrece toda unha serie de servizos ás empresas acollidas:</text:p>
            </text:list-header>
          </text:list>
        </text:list-item>
      </text:list>
      <text:p text:style-name="P2"><text:tab/><text:tab/>soporte administrativo<text:line-break/><text:tab/><text:tab/>t<text:span text:style-name="T42">i</text:span>torización do proxecto empresarial<text:line-break/><text:tab/><text:tab/>apoio e difusión das actividades<text:line-break/><text:tab/><text:tab/>reunións periódicas de intercambio de experiencias<text:line-break/><text:tab/><text:tab/>prezos e condicións especiais nos servizos da Cámara, etc.</text:p>
      <text:list xml:id="list231838561061497" text:continue-numbering="true" text:style-name="L1">
        <text:list-item>
          <text:list>
            <text:list-header>
              <text:p text:style-name="P33"><text:span text:style-name="T10">· Enderezo:</text:span> Praza de Fernando Conde Montero-Ríos, 9. 36201, Vigo</text:p>
              <text:p text:style-name="P38"><text:span text:style-name="T33">· Web: </text:span><text:a xlink:type="simple" xlink:href="http://www.camarapvv.com/index.php" text:style-name="Internet_20_link" text:visited-style-name="Visited_20_Internet_20_Link"><text:span text:style-name="T26">http://www.camarapvv.com/index.php</text:span></text:a></text:p>
            </text:list-header>
          </text:list>
        </text:list-item>
      </text:list>
      <text:p text:style-name="P6"/>
      <text:list xml:id="list231838333790274" text:continue-numbering="true" text:style-name="L1">
        <text:list-item>
          <text:p text:style-name="P23">Pon un exemplo de empresa pública.</text:p>
          <text:list>
            <text:list-header>
              <text:p text:style-name="P44"><text:span text:style-name="T10">· Nome:</text:span> Corporación de Radio y Televisión Española (RTVE)</text:p>
              <text:p text:style-name="P44"><text:span text:style-name="T10">· Descrición: </text:span><text:span text:style-name="T19">S</text:span>ociedade mercantil estatal que organiza a xestión indirecta do servizo público de radio e televisión no Estado Español.</text:p>
            </text:list-header>
          </text:list>
        </text:list-item>
        <text:list-item>
          <text:p text:style-name="P23">Un exemplo de ONG relacionada coas aplicacións web e/ou a informática.</text:p>
          <text:list>
            <text:list-header>
              <text:p text:style-name="P39"><text:span text:style-name="T10">· Nome:</text:span> Ordenadores Sin Fronteras</text:p>
              <text:p text:style-name="P39"><text:span text:style-name="T10">· <text:s/>Descrición: </text:span>OSF é unha asociación sen fins de lucro que recolle material infromático de particulares e empresas para reciclalo e envialo a Latinoamérica e o Caribe onde é empregado por colectivos con carencias e necesidades.</text:p>
              <text:p text:style-name="P39"><text:span text:style-name="T10">· Campo no que traballa:</text:span> Recollida de material informático, reciclado e envío a Lationamérica: ordenadores, pantallas, impresoras, escáneres, fotocopiadoras, periféricos...</text:p>
              <text:p text:style-name="P39"><text:span text:style-name="T10">· Número de Voluntarios: </text:span>15</text:p>
              <text:p text:style-name="P39"><text:span text:style-name="T10">· Web:</text:span> <text:a xlink:type="simple" xlink:href="http://www.ordenadoresinfronteras.com/" text:style-name="Internet_20_link" text:visited-style-name="Visited_20_Internet_20_Link">http://www.ordenadoresinfronteras.com</text:a></text:p>
            </text:list-header>
          </text:list>
        </text:list-item>
      </text:list>
      <text:p text:style-name="P14"/>
      <text:p text:style-name="P14"/>
      <text:p text:style-name="P14"/>
      <text:list xml:id="list231838464904478" text:continue-numbering="true" text:style-name="L1">
        <text:list-item>
          <text:p text:style-name="P43"><text:soft-page-break/>Selecciona unha empresa de aplicacións web e/ou informática e clasifícaa seguindo a tipoloxía dos apuntamentos.</text:p>
        </text:list-item>
      </text:list>
      <text:p text:style-name="P2"><text:tab/><text:span text:style-name="T10">· Nome: </text:span>Supercell </text:p>
      <text:p text:style-name="Text_20_body"><text:span text:style-name="T27"><text:tab/></text:span><text:span text:style-name="T32">· <text:s/>Descrición: </text:span><text:span text:style-name="T28">Empresa de desenrolo de xogos para smartphones fundada en Helsinki, Finlandia en <text:tab/>Xuño de 2010 por I</text:span><text:span text:style-name="T29">kk</text:span><text:span text:style-name="T28">a Paananen. </text:span><text:span text:style-name="T31">Ten só</text:span><text:span text:style-name="T28"> 1</text:span><text:span text:style-name="T29">8</text:span><text:span text:style-name="T27">0 empregados </text:span><text:span text:style-name="T29">e x</text:span><text:span text:style-name="T27">era ingresos duns 2,5 mill</text:span><text:span text:style-name="T28">ón</text:span><text:span text:style-name="T27">s de <text:tab/>dólares diarios en 2016. </text:span><text:span text:style-name="T30">Ten oficinas en Tokyo, Seúl, Beijing e San Francisco.</text:span></text:p>
      <text:p text:style-name="P15"><text:tab/><text:span text:style-name="T16">· </text:span><text:span text:style-name="T10">Clasificación segundo </text:span><text:span text:style-name="T16">sector económico</text:span><text:span text:style-name="T10">: </text:span><text:span text:style-name="T43">Sector Terciario / Servizos</text:span> </text:p>
      <text:p text:style-name="P2"><text:tab/><text:bookmark text:name="nodeTitle"/><text:span text:style-name="T16">· </text:span><text:span text:style-name="T10">Clasificación segundo a actividade económica: </text:span><text:s/><text:span text:style-name="T43">Servizos profesionais.</text:span></text:p>
      <text:p text:style-name="P15"><text:tab/><text:span text:style-name="T16">· </text:span><text:span text:style-name="T10">Clasificación segundo a </text:span><text:span text:style-name="T16">súa dimensión</text:span><text:span text:style-name="T10">: </text:span><text:s/><text:span text:style-name="T44">Por número de empregados sería unha empresa <text:tab/>mediana pero por beneficios, capital social, volume de vendas e ámbito xeográfico xa se podería <text:tab/>clasificar como unha grande empresa.</text:span></text:p>
      <text:p text:style-name="P16"><text:tab/><text:span text:style-name="T16">· </text:span><text:span text:style-name="T10">Clasificación segundo </text:span><text:span text:style-name="T17">o ámbito xeográfico: </text:span><text:span text:style-name="T44">Multinacional xa que elabora aplicacións web que <text:tab/>comercializa independentemente do país onde se atope o usuario.</text:span></text:p>
      <text:p text:style-name="P16"><text:tab/><text:span text:style-name="T16">· </text:span><text:span text:style-name="T10">Clasificación segundo a </text:span><text:span text:style-name="T17">titularidade do capital:</text:span><text:span text:style-name="T44"> Empresa Privada.</text:span></text:p>
      <text:p text:style-name="P17"><text:tab/><text:span text:style-name="T17">· Clasificación xurídica: </text:span><text:span text:style-name="T44"><text:s/></text:span><text:s/><text:span text:style-name="T45">Sociedade Anónima. </text:span></text:p>
      <text:p text:style-name="P41"><text:tab/><text:tab/>Xa que o capital social é de máis de 60.000 €</text:p>
      <text:p text:style-name="P17"><text:tab/><text:tab/>O capital está dividido en accións: </text:p>
      <text:p text:style-name="Text_20_body"><text:span text:style-name="T27"><text:tab/><text:tab/><text:tab/>Tencent (84.3%), lkka Paananen (6%), <text:s/>Mikko Kodisoja (5.4%), </text:span><text:span text:style-name="T30">Empregados (4.3%)</text:span></text:p>
      <text:p text:style-name="P40"><text:tab/><text:tab/>Son socios persoas físicas e xurídicas.</text:p>
      <text:p text:style-name="Text_20_body"><text:span text:style-name="T30"><text:tab/><text:tab/></text:span><text:span text:style-name="T31">Na súa razón social figuran as siglas S.A. (Oy en finés)</text:span></text:p>
      <text:p text:style-name="Text_20_body"><text:span text:style-name="T31"><text:tab/><text:tab/></text:span><text:span text:style-name="T3">Os socios teñen dereito a participar nos beneficios sociais (dividendos), a subscribir de <text:tab/><text:tab/><text:tab/>forma preferente as novas accións que emita a sociedade, a asistir e votar nas xuntas de <text:tab/><text:tab/>accionistas e a recibir información puntual sobre a sociedade.</text:span></text:p>
      <text:p text:style-name="P45"><text:tab/><text:tab/>Os socios teñen unha responsabilidade limitada á súa achega, é dicir as débedas da <text:tab/><text:tab/><text:tab/>sociedade non afectan o seu patrimonio persoal. LLC, LC, Co Ltd (limited liability company)</text:p>
      <text:p text:style-name="Text_20_body"><text:span text:style-name="T3"><text:tab/><text:tab/></text:span><text:span text:style-name="T4">O accionista maioritario é unha “Public Company” quer dicer que está autorizada a vender <text:tab/><text:tab/>os seus títulos de valores ao público a través do mercado bursátil.</text:span></text:p>
      <text:p text:style-name="Text_20_body"><text:span text:style-name="T4"/></text:p>
      <text:p text:style-name="P46"><text:tab/><text:span text:style-name="T18">· Web:</text:span><text:span text:style-name="T47"> </text:span><text:a xlink:type="simple" xlink:href="http://supercell.com/en/" text:style-name="Internet_20_link" text:visited-style-name="Visited_20_Internet_20_Link"><text:span text:style-name="T47">http://supercell.com/en/</text:span></text:a></text:p>
      <text:p text:style-name="P46"/>
      <text:p text:style-name="P45"/>
      <text:p text:style-name="P45"/>
      <text:p text:style-name="P42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M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752a9" style:font-size-asian="14pt" style:font-weight-asian="normal" style:font-size-complex="14pt" style:font-weight-complex="normal"/>
    </style:style>
    <style:style style:name="MP4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officeooo:rsid="000752a9" style:font-size-asian="10pt" style:font-size-complex="10pt"/>
    </style:style>
    <style:style style:name="MT4" style:family="text">
      <style:text-properties style:font-name="Liberation Sans" fo:font-size="10pt" style:font-size-asian="10pt" style:font-size-complex="10pt"/>
    </style:style>
    <style:style style:name="M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7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MT8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3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text:span text:style-name="MT3">Tipos de Empresas</text:span><text:span text:style-name="MT4">_</text:span><text:span text:style-name="MT5">UD</text:span><text:span text:style-name="MT6">0</text:span><text:span text:style-name="MT7">4</text:span></text:h>
      </style:header>
      <style:footer>
        <text:p text:style-name="MP4"><text:span text:style-name="MT8">ADRIÁN_ÁLVAREZ_LOIS</text:span>_EIE04_Tarefa<text:tab/><text:tab/> <text:s/><text:span text:style-name="MT8"><text:page-number text:select-page="current">5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06:20.074929415</meta:creation-date>
    <dc:date>2017-02-14T23:18:37.643463078</dc:date>
    <meta:editing-duration>PT33M9S</meta:editing-duration>
    <meta:editing-cycles>9</meta:editing-cycles>
    <meta:generator>LibreOffice/5.2.5.1$Linux_X86_64 LibreOffice_project/20m0$Build-1</meta:generator>
    <meta:document-statistic meta:table-count="0" meta:image-count="0" meta:object-count="0" meta:page-count="5" meta:paragraph-count="80" meta:word-count="1027" meta:character-count="6953" meta:non-whitespace-character-count="5907"/>
  </office:meta>
</office:document-meta>
</file>